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B00000307239F0C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width="17cm" svg:height="15.057cm" draw:z-index="0"><draw:image xlink:href="Pictures/100000010000036B00000307239F0C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7:05:20.534931562</meta:creation-date>
    <dc:date>2025-04-26T23:12:04.569271897</dc:date>
    <meta:editing-duration>PT1H5M1S</meta:editing-duration>
    <meta:editing-cycles>4</meta:editing-cycles>
    <meta:generator>LibreOffice/24.8.5.2$Linux_X86_64 LibreOffice_project/48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